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52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2.5945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2.1335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621806" calcext:value-type="float">
            <text:p>621806</text:p>
          </table:table-cell>
          <table:table-cell office:value-type="percentage" office:value="0.1152" calcext:value-type="percentage">
            <text:p>11.52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2"/>
          <table:table-cell table:style-name="Default" office:value-type="float" office:value="680674" calcext:value-type="float">
            <text:p>680674</text:p>
          </table:table-cell>
          <table:table-cell table:style-name="ce1" office:value-type="percentage" office:value="0.1037" calcext:value-type="percentage">
            <text:p>10.37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string" calcext:value-type="string">
            <text:p>[/lib/x86_64-linux-gnu/libc-2.24.so]</text:p>
          </table:table-cell>
        </table:table-row>
        <table:table-row table:style-name="ro1">
          <table:table-cell office:value-type="float" office:value="417920" calcext:value-type="float">
            <text:p>417920</text:p>
          </table:table-cell>
          <table:table-cell office:value-type="percentage" office:value="0.0774" calcext:value-type="percentage">
            <text:p>7.74%</text:p>
          </table:table-cell>
          <table:table-cell office:value-type="string" calcext:value-type="string">
            <text:p>/opt/build/glibc/glibc-2.24/iconv/../iconv/skeleton.c</text:p>
          </table:table-cell>
          <table:table-cell office:value-type="string" calcext:value-type="string">
            <text:p>__gconv_transform_utf8_internal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382308" calcext:value-type="float">
            <text:p>382308</text:p>
          </table:table-cell>
          <table:table-cell office:value-type="percentage" office:value="0.0708" calcext:value-type="percentage">
            <text:p>7.08%</text:p>
          </table:table-cell>
          <table:table-cell office:value-type="string" calcext:value-type="string">
            <text:p>/opt/build/glibc/glibc-2.24/wcsmbs/mbrtowc.c</text:p>
          </table:table-cell>
          <table:table-cell office:value-type="string" calcext:value-type="string">
            <text:p>mbr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324792" calcext:value-type="float">
            <text:p>324792</text:p>
          </table:table-cell>
          <table:table-cell office:value-type="percentage" office:value="0.0602" calcext:value-type="percentage">
            <text:p>6.02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255809" calcext:value-type="float">
            <text:p>255809</text:p>
          </table:table-cell>
          <table:table-cell office:value-type="percentage" office:value="0.0474" calcext:value-type="percentage">
            <text:p>4.74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do_lookup_x</text:p>
          </table:table-cell>
          <table:table-cell office:value-type="string" calcext:value-type="string">
            <text:p>[/lib/x86_64-linux-gnu/ld-2.24.so]</text:p>
          </table:table-cell>
          <table:table-cell table:number-columns-repeated="7"/>
        </table:table-row>
        <table:table-row table:style-name="ro1">
          <table:table-cell office:value-type="float" office:value="220753" calcext:value-type="float">
            <text:p>220753</text:p>
          </table:table-cell>
          <table:table-cell office:value-type="percentage" office:value="0.0409" calcext:value-type="percentage">
            <text:p>4.09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13e6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7"/>
        </table:table-row>
        <table:table-row table:style-name="ro1">
          <table:table-cell office:value-type="float" office:value="189670" calcext:value-type="float">
            <text:p>189670</text:p>
          </table:table-cell>
          <table:table-cell office:value-type="percentage" office:value="0.0351" calcext:value-type="percentage">
            <text:p>3.51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172879" calcext:value-type="float">
            <text:p>172879</text:p>
          </table:table-cell>
          <table:table-cell office:value-type="percentage" office:value="0.032" calcext:value-type="percentage">
            <text:p>3.20%</text:p>
          </table:table-cell>
          <table:table-cell office:value-type="string" calcext:value-type="string">
            <text:p>/opt/build/glibc/glibc-2.24/iconv/../iconv/loop.c</text:p>
          </table:table-cell>
          <table:table-cell office:value-type="string" calcext:value-type="string">
            <text:p>__gconv_transform_utf8_internal</text:p>
          </table:table-cell>
          <table:table-cell table:number-columns-repeated="8"/>
        </table:table-row>
        <table:table-row table:style-name="ro1">
          <table:table-cell office:value-type="float" office:value="154616" calcext:value-type="float">
            <text:p>154616</text:p>
          </table:table-cell>
          <table:table-cell office:value-type="percentage" office:value="0.0286" calcext:value-type="percentage">
            <text:p>2.86%</text:p>
          </table:table-cell>
          <table:table-cell office:value-type="string" calcext:value-type="string">
            <text:p>/opt/build/glibc/glibc-2.24/wcsmbs/btowc.c</text:p>
          </table:table-cell>
          <table:table-cell office:value-type="string" calcext:value-type="string">
            <text:p>b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146017" calcext:value-type="float">
            <text:p>146017</text:p>
          </table:table-cell>
          <table:table-cell office:value-type="percentage" office:value="0.027" calcext:value-type="percentage">
            <text:p>2.70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_dl_lookup_symbol_x</text:p>
          </table:table-cell>
          <table:table-cell office:value-type="string" calcext:value-type="string">
            <text:p>[/lib/x86_64-linux-gnu/ld-2.24.so]</text:p>
          </table:table-cell>
          <table:table-cell table:number-columns-repeated="7"/>
        </table:table-row>
        <table:table-row table:style-name="ro1">
          <table:table-cell office:value-type="float" office:value="145295" calcext:value-type="float">
            <text:p>145295</text:p>
          </table:table-cell>
          <table:table-cell office:value-type="percentage" office:value="0.0269" calcext:value-type="percentage">
            <text:p>2.69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0f29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7"/>
        </table:table-row>
        <table:table-row table:style-name="ro1">
          <table:table-cell office:value-type="float" office:value="134017" calcext:value-type="float">
            <text:p>134017</text:p>
          </table:table-cell>
          <table:table-cell office:value-type="percentage" office:value="0.0248" calcext:value-type="percentage">
            <text:p>2.48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'2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130916" calcext:value-type="float">
            <text:p>130916</text:p>
          </table:table-cell>
          <table:table-cell office:value-type="percentage" office:value="0.0242" calcext:value-type="percentage">
            <text:p>2.42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_iter.isra.24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111156" calcext:value-type="float">
            <text:p>111156</text:p>
          </table:table-cell>
          <table:table-cell office:value-type="percentage" office:value="0.0206" calcext:value-type="percentage">
            <text:p>2.06%</text:p>
          </table:table-cell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strcmp</text:p>
          </table:table-cell>
          <table:table-cell office:value-type="string" calcext:value-type="string">
            <text:p>[/lib/x86_64-linux-gnu/ld-2.24.so]</text:p>
          </table:table-cell>
          <table:table-cell table:number-columns-repeated="7"/>
        </table:table-row>
        <table:table-row table:style-name="ro1">
          <table:table-cell office:value-type="float" office:value="108808" calcext:value-type="float">
            <text:p>108808</text:p>
          </table:table-cell>
          <table:table-cell office:value-type="percentage" office:value="0.0202" calcext:value-type="percentage">
            <text:p>2.02%</text:p>
          </table:table-cell>
          <table:table-cell office:value-type="string" calcext:value-type="string">
            <text:p>/opt/build/glibc/glibc-2.24/locale/coll-lookup.c</text:p>
          </table:table-cell>
          <table:table-cell office:value-type="string" calcext:value-type="string">
            <text:p>__collseq_table_lookup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94058" calcext:value-type="float">
            <text:p>94058</text:p>
          </table:table-cell>
          <table:table-cell office:value-type="percentage" office:value="0.0174" calcext:value-type="percentage">
            <text:p>1.74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1a2f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7"/>
        </table:table-row>
        <table:table-row table:style-name="ro1">
          <table:table-cell office:value-type="float" office:value="90480" calcext:value-type="float">
            <text:p>90480</text:p>
          </table:table-cell>
          <table:table-cell office:value-type="percentage" office:value="0.0168" calcext:value-type="percentage">
            <text:p>1.68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_consolidat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81152" calcext:value-type="float">
            <text:p>81152</text:p>
          </table:table-cell>
          <table:table-cell office:value-type="percentage" office:value="0.015" calcext:value-type="percentage">
            <text:p>1.50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 office:value-type="float" office:value="76434" calcext:value-type="float">
            <text:p>76434</text:p>
          </table:table-cell>
          <table:table-cell office:value-type="percentage" office:value="0.0142" calcext:value-type="percentage">
            <text:p>1.42%</text:p>
          </table:table-cell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make_node</text:p>
          </table:table-cell>
          <table:table-cell office:value-type="string" calcext:value-type="string">
            <text:p>[/home/ykuznetsov/klish-2.1.3/install/lib/libclish.so.1.0.0]</text:p>
          </table:table-cell>
          <table:table-cell table:number-columns-repeated="7"/>
        </table:table-row>
        <table:table-row table:style-name="ro1">
          <table:table-cell office:value-type="float" office:value="58880" calcext:value-type="float">
            <text:p>58880</text:p>
          </table:table-cell>
          <table:table-cell office:value-type="percentage" office:value="0.0109" calcext:value-type="percentage">
            <text:p>1.09%</text:p>
          </table:table-cell>
          <table:table-cell office:value-type="string" calcext:value-type="string">
            <text:p>/opt/build/glibc/glibc-2.24/string/../sysdeps/x86_64/multiarch/strcmp-sse2-unaligned.S</text:p>
          </table:table-cell>
          <table:table-cell office:value-type="string" calcext:value-type="string">
            <text:p>__strcmp_sse2_unaligned</text:p>
          </table:table-cell>
          <table:table-cell office:value-type="string" calcext:value-type="string">
            <text:p>[/lib/x86_64-linux-gnu/libc-2.24.so]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" table:number-columns-repeated="1012" table:default-cell-style-name="Default"/>
        <table:table-row table:style-name="ro1">
          <table:table-cell table:style-name="ce2" office:value-type="string" calcext:value-type="string">
            <text:p>heavy</text:p>
          </table:table-cell>
          <table:table-cell table:style-name="ce3"/>
          <table:table-cell table:style-name="ce2" table:number-columns-repeated="6"/>
          <table:table-cell table:style-name="ce2" office:value-type="string" calcext:value-type="string">
            <text:p>light</text:p>
          </table:table-cell>
          <table:table-cell table:style-name="ce3"/>
          <table:table-cell table:style-name="ce2" table:number-columns-repeated="1014"/>
        </table:table-row>
        <table:table-row table:style-name="ro1">
          <table:table-cell office:value-type="float" office:value="680674" calcext:value-type="float">
            <text:p>680674</text:p>
          </table:table-cell>
          <table:table-cell office:value-type="percentage" office:value="0.1037" calcext:value-type="percentage">
            <text:p>10.37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621806" calcext:value-type="float">
            <text:p>621806</text:p>
          </table:table-cell>
          <table:table-cell office:value-type="percentage" office:value="0.1152" calcext:value-type="percentage">
            <text:p>11.52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2]-[.I2]" office:value-type="float" office:value="58868" calcext:value-type="float">
            <text:p>58868</text:p>
          </table:table-cell>
          <table:table-cell table:number-columns-repeated="1007"/>
        </table:table-row>
        <table:table-row table:style-name="ro1">
          <table:table-cell office:value-type="float" office:value="417920" calcext:value-type="float">
            <text:p>417920</text:p>
          </table:table-cell>
          <table:table-cell office:value-type="percentage" office:value="0.0637" calcext:value-type="percentage">
            <text:p>6.37%</text:p>
          </table:table-cell>
          <table:table-cell office:value-type="string" calcext:value-type="string">
            <text:p>/opt/build/glibc/glibc-2.24/iconv/../iconv/skeleton.c</text:p>
          </table:table-cell>
          <table:table-cell office:value-type="string" calcext:value-type="string">
            <text:p>__gconv_transform_utf8_internal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417920" calcext:value-type="float">
            <text:p>417920</text:p>
          </table:table-cell>
          <table:table-cell office:value-type="percentage" office:value="0.0774" calcext:value-type="percentage">
            <text:p>7.74%</text:p>
          </table:table-cell>
          <table:table-cell office:value-type="string" calcext:value-type="string">
            <text:p>/opt/build/glibc/glibc-2.24/iconv/../iconv/skeleton.c</text:p>
          </table:table-cell>
          <table:table-cell office:value-type="string" calcext:value-type="string">
            <text:p>__gconv_transform_utf8_internal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3]-[.I3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00032" calcext:value-type="float">
            <text:p>400032</text:p>
          </table:table-cell>
          <table:table-cell office:value-type="percentage" office:value="0.061" calcext:value-type="percentage">
            <text:p>6.10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324792" calcext:value-type="float">
            <text:p>324792</text:p>
          </table:table-cell>
          <table:table-cell office:value-type="percentage" office:value="0.0602" calcext:value-type="percentage">
            <text:p>6.02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4]-[.I4]" office:value-type="float" office:value="75240" calcext:value-type="float">
            <text:p>75240</text:p>
          </table:table-cell>
          <table:table-cell table:number-columns-repeated="1007"/>
        </table:table-row>
        <table:table-row table:style-name="ro1">
          <table:table-cell office:value-type="float" office:value="382308" calcext:value-type="float">
            <text:p>382308</text:p>
          </table:table-cell>
          <table:table-cell office:value-type="percentage" office:value="0.0583" calcext:value-type="percentage">
            <text:p>5.83%</text:p>
          </table:table-cell>
          <table:table-cell office:value-type="string" calcext:value-type="string">
            <text:p>/opt/build/glibc/glibc-2.24/wcsmbs/mbrtowc.c</text:p>
          </table:table-cell>
          <table:table-cell office:value-type="string" calcext:value-type="string">
            <text:p>mbr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382308" calcext:value-type="float">
            <text:p>382308</text:p>
          </table:table-cell>
          <table:table-cell office:value-type="percentage" office:value="0.0708" calcext:value-type="percentage">
            <text:p>7.08%</text:p>
          </table:table-cell>
          <table:table-cell office:value-type="string" calcext:value-type="string">
            <text:p>/opt/build/glibc/glibc-2.24/wcsmbs/mbrtowc.c</text:p>
          </table:table-cell>
          <table:table-cell office:value-type="string" calcext:value-type="string">
            <text:p>mbr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5]-[.I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70715" calcext:value-type="float">
            <text:p>270715</text:p>
          </table:table-cell>
          <table:table-cell office:value-type="percentage" office:value="0.0413" calcext:value-type="percentage">
            <text:p>4.13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do_lookup_x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office:value-type="float" office:value="255809" calcext:value-type="float">
            <text:p>255809</text:p>
          </table:table-cell>
          <table:table-cell office:value-type="percentage" office:value="0.0474" calcext:value-type="percentage">
            <text:p>4.74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do_lookup_x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table:formula="of:=[.A6]-[.I6]" office:value-type="float" office:value="14906" calcext:value-type="float">
            <text:p>14906</text:p>
          </table:table-cell>
          <table:table-cell table:number-columns-repeated="1007"/>
        </table:table-row>
        <table:table-row table:style-name="ro1">
          <table:table-cell office:value-type="float" office:value="233416" calcext:value-type="float">
            <text:p>233416</text:p>
          </table:table-cell>
          <table:table-cell office:value-type="percentage" office:value="0.0356" calcext:value-type="percentage">
            <text:p>3.56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89670" calcext:value-type="float">
            <text:p>189670</text:p>
          </table:table-cell>
          <table:table-cell office:value-type="percentage" office:value="0.0351" calcext:value-type="percentage">
            <text:p>3.51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7]-[.I7]" office:value-type="float" office:value="43746" calcext:value-type="float">
            <text:p>43746</text:p>
          </table:table-cell>
          <table:table-cell table:number-columns-repeated="1007"/>
        </table:table-row>
        <table:table-row table:style-name="ro1">
          <table:table-cell office:value-type="float" office:value="220753" calcext:value-type="float">
            <text:p>220753</text:p>
          </table:table-cell>
          <table:table-cell office:value-type="percentage" office:value="0.0336" calcext:value-type="percentage">
            <text:p>3.36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13e6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3"/>
          <table:table-cell office:value-type="float" office:value="220753" calcext:value-type="float">
            <text:p>220753</text:p>
          </table:table-cell>
          <table:table-cell office:value-type="percentage" office:value="0.0409" calcext:value-type="percentage">
            <text:p>4.09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13e6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3"/>
          <table:table-cell table:formula="of:=[.A8]-[.I8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85674" calcext:value-type="float">
            <text:p>185674</text:p>
          </table:table-cell>
          <table:table-cell office:value-type="percentage" office:value="0.0283" calcext:value-type="percentage">
            <text:p>2.83%</text:p>
          </table:table-cell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ocasecmp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office:value-type="float" office:value="23035" calcext:value-type="float">
            <text:p>23035</text:p>
          </table:table-cell>
          <table:table-cell office:value-type="percentage" office:value="0.0043" calcext:value-type="percentage">
            <text:p>0.43%</text:p>
          </table:table-cell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ocasecmp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table:formula="of:=[.A9]-[.I9]" office:value-type="float" office:value="162639" calcext:value-type="float">
            <text:p>162639</text:p>
          </table:table-cell>
          <table:table-cell table:number-columns-repeated="1007"/>
        </table:table-row>
        <table:table-row table:style-name="ro1">
          <table:table-cell office:value-type="float" office:value="172879" calcext:value-type="float">
            <text:p>172879</text:p>
          </table:table-cell>
          <table:table-cell office:value-type="percentage" office:value="0.0263" calcext:value-type="percentage">
            <text:p>2.63%</text:p>
          </table:table-cell>
          <table:table-cell office:value-type="string" calcext:value-type="string">
            <text:p>/opt/build/glibc/glibc-2.24/iconv/../iconv/loop.c</text:p>
          </table:table-cell>
          <table:table-cell office:value-type="string" calcext:value-type="string">
            <text:p>__gconv_transform_utf8_internal</text:p>
          </table:table-cell>
          <table:table-cell table:number-columns-repeated="4"/>
          <table:table-cell office:value-type="float" office:value="172879" calcext:value-type="float">
            <text:p>172879</text:p>
          </table:table-cell>
          <table:table-cell office:value-type="percentage" office:value="0.032" calcext:value-type="percentage">
            <text:p>3.20%</text:p>
          </table:table-cell>
          <table:table-cell office:value-type="string" calcext:value-type="string">
            <text:p>/opt/build/glibc/glibc-2.24/iconv/../iconv/loop.c</text:p>
          </table:table-cell>
          <table:table-cell office:value-type="string" calcext:value-type="string">
            <text:p>__gconv_transform_utf8_internal</text:p>
          </table:table-cell>
          <table:table-cell table:number-columns-repeated="4"/>
          <table:table-cell table:formula="of:=[.A10]-[.I10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58631" calcext:value-type="float">
            <text:p>158631</text:p>
          </table:table-cell>
          <table:table-cell office:value-type="percentage" office:value="0.0242" calcext:value-type="percentage">
            <text:p>2.42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_dl_lookup_symbol_x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office:value-type="float" office:value="146017" calcext:value-type="float">
            <text:p>146017</text:p>
          </table:table-cell>
          <table:table-cell office:value-type="percentage" office:value="0.027" calcext:value-type="percentage">
            <text:p>2.70%</text:p>
          </table:table-cell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_dl_lookup_symbol_x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table:formula="of:=[.A11]-[.I11]" office:value-type="float" office:value="12614" calcext:value-type="float">
            <text:p>12614</text:p>
          </table:table-cell>
          <table:table-cell table:number-columns-repeated="1007"/>
        </table:table-row>
        <table:table-row table:style-name="ro1">
          <table:table-cell office:value-type="float" office:value="154616" calcext:value-type="float">
            <text:p>154616</text:p>
          </table:table-cell>
          <table:table-cell office:value-type="percentage" office:value="0.0236" calcext:value-type="percentage">
            <text:p>2.36%</text:p>
          </table:table-cell>
          <table:table-cell office:value-type="string" calcext:value-type="string">
            <text:p>/opt/build/glibc/glibc-2.24/wcsmbs/btowc.c</text:p>
          </table:table-cell>
          <table:table-cell office:value-type="string" calcext:value-type="string">
            <text:p>b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54616" calcext:value-type="float">
            <text:p>154616</text:p>
          </table:table-cell>
          <table:table-cell office:value-type="percentage" office:value="0.0286" calcext:value-type="percentage">
            <text:p>2.86%</text:p>
          </table:table-cell>
          <table:table-cell office:value-type="string" calcext:value-type="string">
            <text:p>/opt/build/glibc/glibc-2.24/wcsmbs/btowc.c</text:p>
          </table:table-cell>
          <table:table-cell office:value-type="string" calcext:value-type="string">
            <text:p>btowc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12]-[.I1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45295" calcext:value-type="float">
            <text:p>145295</text:p>
          </table:table-cell>
          <table:table-cell office:value-type="percentage" office:value="0.0221" calcext:value-type="percentage">
            <text:p>2.21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0f29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3"/>
          <table:table-cell office:value-type="float" office:value="145295" calcext:value-type="float">
            <text:p>145295</text:p>
          </table:table-cell>
          <table:table-cell office:value-type="percentage" office:value="0.0269" calcext:value-type="percentage">
            <text:p>2.69%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00000000000f290</text:p>
          </table:table-cell>
          <table:table-cell office:value-type="string" calcext:value-type="string">
            <text:p>[/lib/x86_64-linux-gnu/libexpat.so.1.6.2]</text:p>
          </table:table-cell>
          <table:table-cell table:number-columns-repeated="3"/>
          <table:table-cell table:formula="of:=[.A13]-[.I13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7924" calcext:value-type="float">
            <text:p>137924</text:p>
          </table:table-cell>
          <table:table-cell office:value-type="percentage" office:value="0.021" calcext:value-type="percentage">
            <text:p>2.10%</text:p>
          </table:table-cell>
          <table:table-cell office:value-type="string" calcext:value-type="string">
            <text:p>/home/ykuznetsov/klish-2.1.3/lub/ctype/ctype.c</text:p>
          </table:table-cell>
          <table:table-cell office:value-type="string" calcext:value-type="string">
            <text:p>lub_ctype_tolower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office:value-type="float" office:value="16100" calcext:value-type="float">
            <text:p>16100</text:p>
          </table:table-cell>
          <table:table-cell office:value-type="percentage" office:value="0.003" calcext:value-type="percentage">
            <text:p>0.30%</text:p>
          </table:table-cell>
          <table:table-cell office:value-type="string" calcext:value-type="string">
            <text:p>/home/ykuznetsov/klish-2.1.3/lub/ctype/ctype.c</text:p>
          </table:table-cell>
          <table:table-cell office:value-type="string" calcext:value-type="string">
            <text:p>lub_ctype_tolower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table:formula="of:=[.A14]-[.I14]" office:value-type="float" office:value="121824" calcext:value-type="float">
            <text:p>121824</text:p>
          </table:table-cell>
          <table:table-cell table:number-columns-repeated="1007"/>
        </table:table-row>
        <table:table-row table:style-name="ro1">
          <table:table-cell office:value-type="float" office:value="134017" calcext:value-type="float">
            <text:p>134017</text:p>
          </table:table-cell>
          <table:table-cell office:value-type="percentage" office:value="0.0204" calcext:value-type="percentage">
            <text:p>2.04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'2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34017" calcext:value-type="float">
            <text:p>134017</text:p>
          </table:table-cell>
          <table:table-cell office:value-type="percentage" office:value="0.0248" calcext:value-type="percentage">
            <text:p>2.48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'2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15]-[.I1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0916" calcext:value-type="float">
            <text:p>130916</text:p>
          </table:table-cell>
          <table:table-cell office:value-type="percentage" office:value="0.0199" calcext:value-type="percentage">
            <text:p>1.99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_iter.isra.24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30916" calcext:value-type="float">
            <text:p>130916</text:p>
          </table:table-cell>
          <table:table-cell office:value-type="percentage" office:value="0.0242" calcext:value-type="percentage">
            <text:p>2.42%</text:p>
          </table:table-cell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_iter.isra.24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16]-[.I16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13193" calcext:value-type="float">
            <text:p>113193</text:p>
          </table:table-cell>
          <table:table-cell office:value-type="percentage" office:value="0.0172" calcext:value-type="percentage">
            <text:p>1.72%</text:p>
          </table:table-cell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strcmp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office:value-type="float" office:value="111156" calcext:value-type="float">
            <text:p>111156</text:p>
          </table:table-cell>
          <table:table-cell office:value-type="percentage" office:value="0.0206" calcext:value-type="percentage">
            <text:p>2.06%</text:p>
          </table:table-cell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strcmp</text:p>
          </table:table-cell>
          <table:table-cell office:value-type="string" calcext:value-type="string">
            <text:p>[/lib/x86_64-linux-gnu/ld-2.24.so]</text:p>
          </table:table-cell>
          <table:table-cell table:number-columns-repeated="3"/>
          <table:table-cell table:formula="of:=[.A17]-[.I17]" office:value-type="float" office:value="2037" calcext:value-type="float">
            <text:p>2037</text:p>
          </table:table-cell>
          <table:table-cell table:number-columns-repeated="1007"/>
        </table:table-row>
        <table:table-row table:style-name="ro1">
          <table:table-cell office:value-type="float" office:value="109606" calcext:value-type="float">
            <text:p>109606</text:p>
          </table:table-cell>
          <table:table-cell office:value-type="percentage" office:value="0.0167" calcext:value-type="percentage">
            <text:p>1.67%</text:p>
          </table:table-cell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extword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office:value-type="float" office:value="9988" calcext:value-type="float">
            <text:p>9988</text:p>
          </table:table-cell>
          <table:table-cell office:value-type="percentage" office:value="0.0018" calcext:value-type="percentage">
            <text:p>0.18%</text:p>
          </table:table-cell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extword</text:p>
          </table:table-cell>
          <table:table-cell office:value-type="string" calcext:value-type="string">
            <text:p>[/home/ykuznetsov/klish-2.1.3/install/lib/liblub.so.1.0.0]</text:p>
          </table:table-cell>
          <table:table-cell table:number-columns-repeated="3"/>
          <table:table-cell table:formula="of:=[.A18]-[.I18]" office:value-type="float" office:value="99618" calcext:value-type="float">
            <text:p>99618</text:p>
          </table:table-cell>
          <table:table-cell table:number-columns-repeated="1007"/>
        </table:table-row>
        <table:table-row table:style-name="ro1">
          <table:table-cell office:value-type="float" office:value="109116" calcext:value-type="float">
            <text:p>109116</text:p>
          </table:table-cell>
          <table:table-cell office:value-type="percentage" office:value="0.0166" calcext:value-type="percentage">
            <text:p>1.66%</text:p>
          </table:table-cell>
          <table:table-cell office:value-type="string" calcext:value-type="string">
            <text:p>/opt/build/glibc/glibc-2.24/stdio-common/vfprintf.c</text:p>
          </table:table-cell>
          <table:table-cell office:value-type="string" calcext:value-type="string">
            <text:p>vfprintf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35519" calcext:value-type="float">
            <text:p>35519</text:p>
          </table:table-cell>
          <table:table-cell office:value-type="percentage" office:value="0.0066" calcext:value-type="percentage">
            <text:p>0.66%</text:p>
          </table:table-cell>
          <table:table-cell office:value-type="string" calcext:value-type="string">
            <text:p>/opt/build/glibc/glibc-2.24/stdio-common/vfprintf.c</text:p>
          </table:table-cell>
          <table:table-cell office:value-type="string" calcext:value-type="string">
            <text:p>vfprintf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19]-[.I19]" office:value-type="float" office:value="73597" calcext:value-type="float">
            <text:p>73597</text:p>
          </table:table-cell>
          <table:table-cell table:number-columns-repeated="1007"/>
        </table:table-row>
        <table:table-row table:style-name="ro1">
          <table:table-cell office:value-type="float" office:value="108808" calcext:value-type="float">
            <text:p>108808</text:p>
          </table:table-cell>
          <table:table-cell office:value-type="percentage" office:value="0.0166" calcext:value-type="percentage">
            <text:p>1.66%</text:p>
          </table:table-cell>
          <table:table-cell office:value-type="string" calcext:value-type="string">
            <text:p>/opt/build/glibc/glibc-2.24/locale/coll-lookup.c</text:p>
          </table:table-cell>
          <table:table-cell office:value-type="string" calcext:value-type="string">
            <text:p>__collseq_table_lookup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108808" calcext:value-type="float">
            <text:p>108808</text:p>
          </table:table-cell>
          <table:table-cell office:value-type="percentage" office:value="0.0202" calcext:value-type="percentage">
            <text:p>2.02%</text:p>
          </table:table-cell>
          <table:table-cell office:value-type="string" calcext:value-type="string">
            <text:p>/opt/build/glibc/glibc-2.24/locale/coll-lookup.c</text:p>
          </table:table-cell>
          <table:table-cell office:value-type="string" calcext:value-type="string">
            <text:p>__collseq_table_lookup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20]-[.I20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6831" calcext:value-type="float">
            <text:p>96831</text:p>
          </table:table-cell>
          <table:table-cell office:value-type="percentage" office:value="0.0148" calcext:value-type="percentage">
            <text:p>1.48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office:value-type="float" office:value="81152" calcext:value-type="float">
            <text:p>81152</text:p>
          </table:table-cell>
          <table:table-cell office:value-type="percentage" office:value="0.015" calcext:value-type="percentage">
            <text:p>1.50%</text:p>
          </table:table-cell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[/lib/x86_64-linux-gnu/libc-2.24.so]</text:p>
          </table:table-cell>
          <table:table-cell table:number-columns-repeated="3"/>
          <table:table-cell table:formula="of:=[.A21]-[.I21]" office:value-type="float" office:value="15679" calcext:value-type="float">
            <text:p>15679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16:27:16.632288776</meta:creation-date>
    <dc:date>2022-04-29T16:48:11.364576749</dc:date>
    <meta:editing-duration>PT20M45S</meta:editing-duration>
    <meta:editing-cycles>24</meta:editing-cycles>
    <meta:generator>LibreOffice/7.0.4.2$Linux_X86_64 LibreOffice_project/00$Build-2</meta:generator>
    <meta:document-statistic meta:table-count="2" meta:cell-count="324" meta:object-count="0"/>
  </office:meta>
</office:document-meta>
</file>